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oto Mono" svg:font-family="'Noto Mono'" style:font-adornments="Regular"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17c18" officeooo:paragraph-rsid="00046a6c"/>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rsid="000724b3" officeooo:paragraph-rsid="000724b3"/>
    </style:style>
    <style:style style:name="P4" style:family="paragraph" style:parent-style-name="Text_20_body">
      <style:paragraph-properties fo:text-align="justify" style:justify-single-word="false"/>
      <style:text-properties officeooo:rsid="0007ec5e" officeooo:paragraph-rsid="0007ec5e"/>
    </style:style>
    <style:style style:name="P5" style:family="paragraph" style:parent-style-name="Text_20_body">
      <style:text-properties officeooo:rsid="0007ec5e" officeooo:paragraph-rsid="0007ec5e"/>
    </style:style>
    <style:style style:name="P6" style:family="paragraph" style:parent-style-name="Text_20_body">
      <style:paragraph-properties fo:text-align="justify" style:justify-single-word="false"/>
      <style:text-properties officeooo:rsid="00097c78" officeooo:paragraph-rsid="00097c78"/>
    </style:style>
    <style:style style:name="P7" style:family="paragraph" style:parent-style-name="Text_20_body" style:list-style-name="L1">
      <style:text-properties officeooo:rsid="00017c18" officeooo:paragraph-rsid="00046a6c"/>
    </style:style>
    <style:style style:name="P8" style:family="paragraph" style:parent-style-name="Text_20_body" style:list-style-name="L2">
      <style:paragraph-properties fo:text-align="justify" style:justify-single-word="false"/>
      <style:text-properties officeooo:rsid="00017c18" officeooo:paragraph-rsid="00017c18"/>
    </style:style>
    <style:style style:name="P9" style:family="paragraph" style:parent-style-name="Text_20_body" style:list-style-name="L2">
      <style:paragraph-properties fo:text-align="justify" style:justify-single-word="false"/>
      <style:text-properties officeooo:rsid="00046a6c" officeooo:paragraph-rsid="00046a6c"/>
    </style:style>
    <style:style style:name="P10" style:family="paragraph" style:parent-style-name="Text_20_body" style:list-style-name="L2">
      <style:paragraph-properties fo:text-align="justify" style:justify-single-word="false"/>
      <style:text-properties officeooo:rsid="000233ee" officeooo:paragraph-rsid="00046a6c"/>
    </style:style>
    <style:style style:name="P11" style:family="paragraph" style:parent-style-name="Text_20_body" style:list-style-name="L3">
      <style:text-properties officeooo:paragraph-rsid="000ce7fc"/>
    </style:style>
    <style:style style:name="P12" style:family="paragraph" style:parent-style-name="Text_20_body" style:list-style-name="L3">
      <style:text-properties officeooo:paragraph-rsid="000d8a8f"/>
    </style:style>
    <style:style style:name="P13" style:family="paragraph" style:parent-style-name="Text_20_body" style:list-style-name="L3">
      <style:text-properties officeooo:rsid="0007ec5e" officeooo:paragraph-rsid="0007ec5e"/>
    </style:style>
    <style:style style:name="P14" style:family="paragraph" style:parent-style-name="Text_20_body" style:list-style-name="L3">
      <style:text-properties officeooo:rsid="000f8aa3" officeooo:paragraph-rsid="000f8aa3"/>
    </style:style>
    <style:style style:name="P15" style:family="paragraph" style:parent-style-name="Heading_20_2">
      <style:text-properties officeooo:rsid="000233ee" officeooo:paragraph-rsid="000233ee"/>
    </style:style>
    <style:style style:name="P16" style:family="paragraph" style:parent-style-name="Heading_20_2">
      <style:text-properties officeooo:rsid="00046a6c" officeooo:paragraph-rsid="00046a6c"/>
    </style:style>
    <style:style style:name="P17" style:family="paragraph" style:parent-style-name="Heading_20_2">
      <style:text-properties officeooo:rsid="0007ec5e" officeooo:paragraph-rsid="0007ec5e"/>
    </style:style>
    <style:style style:name="T1" style:family="text">
      <style:text-properties officeooo:rsid="00017c18"/>
    </style:style>
    <style:style style:name="T2" style:family="text">
      <style:text-properties officeooo:rsid="000233ee"/>
    </style:style>
    <style:style style:name="T3" style:family="text">
      <style:text-properties officeooo:rsid="00046a6c"/>
    </style:style>
    <style:style style:name="T4" style:family="text">
      <style:text-properties officeooo:rsid="00056f37"/>
    </style:style>
    <style:style style:name="T5" style:family="text">
      <style:text-properties officeooo:rsid="0007ec5e"/>
    </style:style>
    <style:style style:name="T6" style:family="text">
      <style:text-properties officeooo:rsid="00097c78"/>
    </style:style>
    <style:style style:name="T7" style:family="text">
      <style:text-properties fo:font-size="10pt" fo:font-weight="bold" officeooo:rsid="00097c78" style:font-size-asian="10pt" style:font-weight-asian="bold" style:font-size-complex="10pt" style:font-weight-complex="bold"/>
    </style:style>
    <style:style style:name="T8" style:family="text">
      <style:text-properties fo:font-weight="bold" officeooo:rsid="00097c78" style:font-weight-asian="bold" style:font-weight-complex="bold"/>
    </style:style>
    <style:style style:name="T9" style:family="text">
      <style:text-properties fo:font-weight="bold" officeooo:rsid="000ce7fc" style:font-weight-asian="bold" style:font-weight-complex="bold"/>
    </style:style>
    <style:style style:name="T10" style:family="text">
      <style:text-properties fo:font-weight="bold" officeooo:rsid="000e2470" style:font-weight-asian="bold" style:font-weight-complex="bold"/>
    </style:style>
    <style:style style:name="T11" style:family="text">
      <style:text-properties fo:font-weight="bold" officeooo:rsid="0010f5d4" style:font-weight-asian="bold" style:font-weight-complex="bold"/>
    </style:style>
    <style:style style:name="T12" style:family="text">
      <style:text-properties fo:font-weight="normal" officeooo:rsid="00097c78" style:font-weight-asian="normal" style:font-size-complex="10pt" style:font-weight-complex="normal"/>
    </style:style>
    <style:style style:name="T13" style:family="text">
      <style:text-properties fo:font-weight="normal" officeooo:rsid="000e2470" style:font-weight-asian="normal" style:font-size-complex="10pt" style:font-weight-complex="normal"/>
    </style:style>
    <style:style style:name="T14" style:family="text">
      <style:text-properties officeooo:rsid="000ce7fc"/>
    </style:style>
    <style:style style:name="T15" style:family="text">
      <style:text-properties officeooo:rsid="000d8a8f"/>
    </style:style>
    <style:style style:name="T16" style:family="text">
      <style:text-properties officeooo:rsid="000e2470"/>
    </style:style>
    <style:style style:name="T17" style:family="text">
      <style:text-properties officeooo:rsid="0010f5d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ylo</text:p>
      <text:p text:style-name="Standard"/>
      <text:h text:style-name="P15" text:outline-level="2">0. Visione</text:h>
      <text:p text:style-name="P2">Nylo <text:span text:style-name="T1">e’ un linguaggio programmazione che ha come obbiettivo l’interfacciare un utente medio e una macchina nel modo piu’ semplice, logico, veloce e conciso possibile. </text:span></text:p>
      <text:p text:style-name="P2">Nylo e' anche progettato per essere uno strumento utilizzato assieme ad altri strumenti, con l'obbiettivo di, cambiando il modo in cui viene scritto il codice, cambiare come gli utenti interagiscono con la tecnologia verso <text:s/>una maggiore consapevolezza e controllo.</text:p>
      <text:h text:style-name="Heading_20_2" text:outline-level="2"><text:span text:style-name="T2">0.0. </text:span>Zen</text:h>
      <text:p text:style-name="P1">Lo Zen di Nylo deriva dalla sua <text:span text:style-name="T2">visione</text:span> ed e' il seguente. <text:span text:style-name="T3">I punti sono in ordine di importanza.</text:span></text:p>
      <text:list xml:id="list3331755504" text:style-name="L1">
        <text:list-item>
          <text:p text:style-name="P7">Come Nylo e' una tecnologia che vuole portare innovazione negli strumenti attuali, con una sintassi che non segue i loro standard, una nuova tecnologia deve essere progettata al meglio per il suo scopo, mettendo in secondo piano la compatibilita'.</text:p>
        </text:list-item>
      </text:list>
      <text:list xml:id="list365855965" text:style-name="L2">
        <text:list-item>
          <text:p text:style-name="P9">Come il codice di Nylo e' liberamente utilizzabile da chiunque per qualsiasi, senza necessita' di dare crediti o pagare, una qualsiasi tecnologia non deve per nessun motivo essere artificialmente limitata dal suo creatore. Questo include sia limitazioni pratiche (come, ad esempio, l'impossibilita' di sentire la musica in sottofondo su Youtube), che limitazioni che danno meriti all'autore al danno degli utenti, come copyright. L'autore dovrebbe impegnarsi a dare gli strumenti agli utenti per ricavare il massimo dalla sua tecnologia.</text:p>
        </text:list-item>
        <text:list-item>
          <text:p text:style-name="P10">Come la sintassi di Nylo e' determinata da pochi punti principali, ed e' costruita su questi in modo piu' logico possibile, una nuova tecnologia deve essere progettata per essere logica e intuitiva, anche a danni della praticita'. Una implementazione non dovrebbe stupire una persona che la leggesse.</text:p>
        </text:list-item>
        <text:list-item>
          <text:p text:style-name="P8">Com<text:span text:style-name="T2">e</text:span> Nylo e' pensato <text:span text:style-name="T2">per essere intuitivo anche agli utenti non esperti di programmazione, una nuova tecnologia deve essere progettata per essere utilizzata da chiunque desideri usarla in modo piu' intuitivo possibile.</text:span></text:p>
        </text:list-item>
        <text:list-item>
          <text:p text:style-name="P9">Il codice dovrebbe essere diviso in piccole unita', possibilmente sotto le dieci righe. Ogni unita' dovrebbe avere documentato il meccanismo con cui funziona, come si colloca con le altre funzioni, e qualche esempio pratico immediato. Ogni linea di codice dovrebbe inoltre avere una simile, piu' concisa, documentazione.</text:p>
        </text:list-item>
        <text:list-item>
          <text:p text:style-name="P9">Un implementazione dovrebbe inoltre essere: consistente, ovvero omogenea nei punti logici di base e come vengono interpretati; elegante e concisa; <text:span text:style-name="T4">infine, dovrebbe avere un supporto per possibili tecnologie future.</text:span></text:p>
        </text:list-item>
      </text:list>
      <text:h text:style-name="P16" text:outline-level="2"><text:soft-page-break/>1. Elementi Fondamentali Della Sintassi</text:h>
      <text:p text:style-name="P3">L'elemento fondamentale della sintassi e' il codice Nylo. Questo e' composto da una lista ordinata di linee di codice, da essere eseguite in ordine. Ogni linea di codice e' composta da una lista ordinata di elementi. </text:p>
      <text:p text:style-name="P3">Il primo elemento di una linea di codice e' chiamato soggetto, i successivi elementi oggetti. Il soggetto viene chiamato dagli oggetti, in ordine come presenti nella linea di codice.</text:p>
      <text:p text:style-name="P3">La chiamata avviene in un contesto. Il <text:span text:style-name="T5">contesto</text:span> e' una lista di chiamate, ognuna delle quali comprende: il codice che sta venendo eseguito; la linea di codice che si sta eseguendo; eventuali eventi; variabili locali. Ogni volta che un soggetto <text:span text:style-name="T5">viene chiamato, una chiamata viene aggiunta al contesto. Il codice dell'ultima chiamata viene eseguito e, quando terminato, la chiamata viene rimossa dal contesto. </text:span></text:p>
      <text:p text:style-name="P4">Quando viene assegnato un valore ad una variabile, verra' controllato se questa e' presente nelle variabili delle chiamate del contesto. In caso positivo, il suo valore verra' aggiornato. Altrimenti, la coppia variabile-valore sara' aggiunta nelle variabili locali dell'ultima chiamata. Quando viene richiesto il valore di una variabile durante una chiamata, vengono lette le variabili locali delle chiamate in ordine inverso fino a trovare il valore della variabile.</text:p>
      <text:p text:style-name="P4">La chiamata al soggetto viene gestita tramite una funzione sovraccaricata (di queste parlero' in seguito) fornita nella prima chiamata del contesto sotto la variabile 'call'.</text:p>
      <text:h text:style-name="P17" text:outline-level="2">1.0. Elementi Presenti nelle Linee di Codice</text:h>
      <text:p text:style-name="P6">Nota. Nel definire la sintassi, si utilizzano gli elementi virgolettati come elementi fissi <text:span text:style-name="T15">(se di piu' caratteri, una qualsiasi e' accettabile, se con un asterisco precedente facoltiativi)</text:span>, gli elementi tra parentesi quadre come facoltativi, se preceduti da asterisco anche ripetuti, gli elementi tra parentesi tonde come riferimenti ad elementi gia' definiti, e infine variabili come le chiavi che devono assumere i valori che occupano quelli spazi. Per amor di chiarezza, sono presenti esempi pratici.</text:p>
      <text:p text:style-name="P5">Nelle linee di codice si possono trovare questi elementi:</text:p>
      <text:list xml:id="list3326640729" text:style-name="L3">
        <text:list-item>
          <text:p text:style-name="P13">Dizionario o Oggetto: il dizionario e' l'elemento base che costituisce ogni oggetto, <text:span text:style-name="T6">e non e' quindi definibile attraverso alcuno di essi</text:span>. Nell<text:span text:style-name="T6">a</text:span> sintassi di Nylo, <text:span text:style-name="T6">un dizionario e' definito attraverso la sintassi </text:span><text:span text:style-name="Source_20_Text"><text:span text:style-name="T12">"[" *[</text:span></text:span><text:span text:style-name="Source_20_Text"><text:span text:style-name="T13">(code)</text:span></text:span><text:span text:style-name="Source_20_Text"><text:span text:style-name="T12"> ":" </text:span></text:span><text:span text:style-name="Source_20_Text"><text:span text:style-name="T13">(code)</text:span></text:span><text:span text:style-name="Source_20_Text"><text:span text:style-name="T12"> [","]] "]"</text:span></text:span><text:span text:style-name="T6">.<text:line-break/>Esempi: </text:span><text:span text:style-name="Source_20_Text"><text:span text:style-name="T8">['answer': 42]</text:span></text:span><text:span text:style-name="T6">; </text:span><text:span text:style-name="Source_20_Text"><text:span text:style-name="T7">[1:2, [1:2]: 3]</text:span></text:span><text:span text:style-name="T6">;</text:span></text:p>
        </text:list-item>
        <text:list-item>
          <text:p text:style-name="P11"><text:span text:style-name="T14">Liste: le liste sono oggetti con un valore 0. I successivi elementi della lista hanno i valori dei successivi numeri interi. Nella sintassi di Nylo le liste sono definito attraverso la sintassi </text:span><text:span text:style-name="Source_20_Text"><text:span text:style-name="T14">"["*[(code)]"]"</text:span></text:span><text:span text:style-name="T14">.<text:line-break/>Esempi: </text:span><text:span text:style-name="Source_20_Text"><text:span text:style-name="T9">[]</text:span></text:span>; <text:span text:style-name="Source_20_Text"><text:span text:style-name="T9">[1]</text:span></text:span><text:span text:style-name="T14">; </text:span><text:span text:style-name="Source_20_Text"><text:span text:style-name="T9">[1,2,3]</text:span></text:span><text:span text:style-name="T14">; </text:span><text:span text:style-name="Source_20_Text"><text:span text:style-name="T9">[[1,2],3]</text:span></text:span><text:span text:style-name="T14">;</text:span></text:p>
        </text:list-item>
        <text:list-item>
          <text:p text:style-name="P12"><text:span text:style-name="T15">Numeri, definibile tramite la sintassi </text:span><text:span text:style-name="Source_20_Text"><text:span text:style-name="T16">*["0123456789"]["."*["0123456789"]]</text:span></text:span><text:span text:style-name="T16">.<text:line-break/>Esempi: </text:span><text:span text:style-name="Source_20_Text"><text:span text:style-name="T10">0</text:span></text:span><text:span text:style-name="T16">; </text:span><text:span text:style-name="Source_20_Text"><text:span text:style-name="T10">123</text:span></text:span><text:span text:style-name="T16">; </text:span><text:span text:style-name="Source_20_Text"><text:span text:style-name="T10">12.4</text:span></text:span><text:span text:style-name="T16">; </text:span><text:span text:style-name="Source_20_Text"><text:span text:style-name="T10">.90</text:span></text:span><text:span text:style-name="T16">;<text:line-break/>Non accettabili: </text:span><text:span text:style-name="T10">.</text:span>;</text:p>
        </text:list-item>
        <text:list-item>
          <text:p text:style-name="P14"><text:soft-page-break/>Stringhe, delimitate da apici singoli o doppi: <text:span text:style-name="Source_20_Text">"'</text:span><text:span text:style-name="Source_20_Text"><text:span text:style-name="T17">\"</text:span></text:span><text:span text:style-name="Source_20_Text">"</text:span><text:span text:style-name="Source_20_Text"><text:span text:style-name="T17">(caratteri)"'\""</text:span></text:span><text:span text:style-name="T17">. Gli apici iniziali e finali devono combaciare.<text:line-break/>Esempi: </text:span><text:span text:style-name="Source_20_Text"><text:span text:style-name="T11">''</text:span></text:span><text:span text:style-name="T17">; </text:span><text:span text:style-name="Source_20_Text"><text:span text:style-name="T11">""</text:span></text:span><text:span text:style-name="T17">; </text:span><text:span text:style-name="Source_20_Text"><text:span text:style-name="T11">'hello world'</text:span></text:span><text:span text:style-name="T17">; </text:span><text:span text:style-name="Source_20_Text"><text:span text:style-name="T11">"it's good"</text:span></text:span><text:span text:style-name="T1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Noto Mono" svg:font-family="'Noto Mono'" style:font-adornments="Regular"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Noto Sans CJK SC Regular" style:font-size-asian="10.5pt" style:language-asian="zxx" style:country-asian="none" style:font-name-complex="Free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Noto Sans CJK SC Regular"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de" style:family="paragraph" style:parent-style-name="Quotations" style:master-page-name="">
      <loext:graphic-properties draw:fill="none" draw:fill-color="#729fcf"/>
      <style:paragraph-properties style:page-number="auto" fo:background-color="transparent" style:shadow="none" style:writing-mode="page">
        <style:tab-stops/>
      </style:paragraph-properties>
      <style:text-properties style:font-name="Noto Mono" fo:font-family="'Noto Mono'" style:font-style-name="Regular" style:font-pitch="fixed" fo:font-size="10pt"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22:13:46.143653130</meta:creation-date>
    <dc:date>2017-12-17T23:39:44.344479842</dc:date>
    <meta:editing-duration>PT56M7S</meta:editing-duration>
    <meta:editing-cycles>13</meta:editing-cycles>
    <meta:generator>LibreOffice/5.3.1.2$Linux_X86_64 LibreOffice_project/30m0$Build-2</meta:generator>
    <meta:document-statistic meta:table-count="0" meta:image-count="0" meta:object-count="0" meta:page-count="3" meta:paragraph-count="25" meta:word-count="803" meta:character-count="5304" meta:non-whitespace-character-count="4532"/>
  </office:meta>
</office:document-meta>
</file>